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CF0000005A2FA6A695.png" manifest:media-type=""/>
  <manifest:file-entry manifest:full-path="Pictures/100002010000036800000091CC8BECD2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officeooo:rsid="001c87fe" officeooo:paragraph-rsid="001c87fe"/>
    </style:style>
    <style:style style:name="P2" style:family="paragraph" style:parent-style-name="Standard">
      <style:text-properties officeooo:rsid="001e02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87fe" officeooo:paragraph-rsid="001c87f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2cm" svg:y="-2cm" svg:width="20.999cm" svg:height="3.392cm" draw:z-index="1"><draw:image xlink:href="Pictures/100002010000036800000091CC8BECD2.png" xlink:type="simple" xlink:show="embed" xlink:actuate="onLoad"/></draw:frame></text:p>
      </style:header>
      <style:footer>
        <text:p text:style-name="MP1"><draw:frame draw:style-name="Mfr1" draw:name="figuras1" text:anchor-type="paragraph" svg:x="-1.969cm" svg:y="1.305cm" svg:width="20.939cm" svg:height="1.143cm" draw:z-index="0"><draw:image xlink:href="Pictures/10000201000006CF0000005A2FA6A695.png" xlink:type="simple" xlink:show="embed" xlink:actuate="onLoad"/></draw:frame>Iguana - Projec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o </meta:initial-creator>
    <meta:creation-date>2013-11-04T16:01:04</meta:creation-date>
    <meta:generator>LibreOffice/3.6$Linux_X86_64 LibreOffice_project/360m1$Build-2</meta:generator>
    <dc:date>2013-11-05T00:31:02</dc:date>
    <dc:creator>marcio </dc:creator>
    <meta:editing-duration>PT1M21S</meta:editing-duration>
    <meta:editing-cycles>5</meta:editing-cycles>
    <meta:document-statistic meta:table-count="0" meta:image-count="2" meta:object-count="0" meta:page-count="1" meta:paragraph-count="1" meta:word-count="3" meta:character-count="16" meta:non-whitespace-character-count="14"/>
  </office:meta>
</office:document-meta>
</file>